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Messages.getFormattedString( String theKey , Object [ ] th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Messages.getFormattedString( String theKey , Object th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tusMessages.Cactus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tusMessages.getString( String the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